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5.674cm"/>
    </style:style>
    <style:style style:name="co5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e0c2cd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e0c2cd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dde8cb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dde8cb" fo:wrap-option="wrap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0" style:family="table-cell" style:parent-style-name="Default" style:data-style-name="N37">
      <style:table-cell-properties fo:background-color="#e0c2cd"/>
      <style:text-properties style:font-name="Arial" fo:font-size="10pt" style:font-size-asian="10pt" style:font-size-complex="10pt"/>
    </style:style>
    <style:style style:name="ce11" style:family="table-cell" style:parent-style-name="Default" style:data-style-name="N37">
      <style:text-properties style:font-name="Arial" fo:font-size="10pt" style:font-size-asian="10pt" style:font-size-complex="10pt"/>
    </style:style>
    <style:style style:name="ce12" style:family="table-cell" style:parent-style-name="Default" style:data-style-name="N37">
      <style:table-cell-properties fo:background-color="#dde8cb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otes versions" table:style-name="ta1">
        <table:table-column table:style-name="co1" table:default-cell-style-name="ce5"/>
        <table:table-column table:style-name="co2" table:number-columns-repeated="63" table:default-cell-style-name="ce5"/>
        <table:table-row table:style-name="ro1">
          <table:table-cell table:style-name="ce3" office:value-type="string" calcext:value-type="string">
            <text:p>V7 Multiplicorne</text:p>
          </table:table-cell>
          <table:table-cell table:style-name="ce10" office:value-type="date" office:date-value="2020-10-22" calcext:value-type="date">
            <text:p>22/10/20</text:p>
          </table:table-cell>
          <table:table-cell table:style-name="ce6" table:number-columns-repeated="62"/>
        </table:table-row>
        <table:table-row table:style-name="ro1">
          <table:table-cell table:style-name="ce4" office:value-type="string" calcext:value-type="string">
            <text:p>- Revoir affichage espace membre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Revoir affichage multiplication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Faire une version avec voiture pour garçon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Ajout page info confidentialité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Faire un footer digne de ce nom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Ajout balise met pour SEO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Finir formulaire de contact → ok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- Faire décor neutre et décor moins lumineux → o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- Possibilité d'enregistrer le temps en visiteur</text:p>
          </table:table-cell>
          <table:table-cell table:style-name="ce11" office:value-type="date" office:date-value="2020-10-28" calcext:value-type="date">
            <text:p>28/10/20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6" office:value-type="string" calcext:value-type="string">
            <text:p>V8 Multiplicorne</text:p>
          </table:table-cell>
          <table:table-cell table:style-name="ce6" table:number-columns-repeated="63"/>
        </table:table-row>
        <table:table-row table:style-name="ro1">
          <table:table-cell table:style-name="ce7" office:value-type="string" calcext:value-type="string">
            <text:p>- Affichage 10 derniers temps par table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62"/>
        </table:table-row>
        <table:table-row table:style-name="ro2">
          <table:table-cell table:style-name="ce8" office:value-type="string" calcext:value-type="string">
            <text:p>- Modifier JS, PHP, SQL, BDD pour enregistrer des secondes et non le temps en string.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62"/>
        </table:table-row>
        <table:table-row table:style-name="ro1">
          <table:table-cell table:style-name="ce8" office:value-type="string" calcext:value-type="string">
            <text:p>-- Afficher les secondes en fin de courses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62"/>
        </table:table-row>
        <table:table-row table:style-name="ro1">
          <table:table-cell table:style-name="ce8" office:value-type="string" calcext:value-type="string">
            <text:p>-- Récup temps en PHP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62"/>
        </table:table-row>
        <table:table-row table:style-name="ro1">
          <table:table-cell table:style-name="ce8" office:value-type="string" calcext:value-type="string">
            <text:p>-- export - modif -- import BDD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62"/>
        </table:table-row>
        <table:table-row table:style-name="ro1">
          <table:table-cell table:style-name="ce8" office:value-type="string" calcext:value-type="string">
            <text:p>-- Passage et test sur GANDI</text:p>
          </table:table-cell>
          <table:table-cell table:style-name="ce12" office:value-type="date" office:date-value="2021-03-07" calcext:value-type="date">
            <text:p>07/03/21</text:p>
          </table:table-cell>
          <table:table-cell table:style-name="ce7" table:number-columns-repeated="62"/>
        </table:table-row>
        <table:table-row table:style-name="ro1">
          <table:table-cell table:style-name="ce9"/>
          <table:table-cell table:number-columns-repeated="63"/>
        </table:table-row>
        <table:table-row table:style-name="ro1">
          <table:table-cell table:style-name="ce9" office:value-type="string" calcext:value-type="string">
            <text:p>- Faire les nouvelles routes</text:p>
          </table:table-cell>
          <table:table-cell table:style-name="ce11" office:value-type="date" office:date-value="2021-03-12" calcext:value-type="date">
            <text:p>12/03/21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- Faire course avec addition ou soustraction, random number entre 2 et 10 ou 2 et 100 chiff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 Faire course mélangeant additions et soustractions</text:p>
          </table:table-cell>
          <table:table-cell table:number-columns-repeated="63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 list avant push serveur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Tablette</text:p>
          </table:table-cell>
          <table:table-cell office:value-type="string" calcext:value-type="string">
            <text:p>Smartphone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print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Marathon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Temps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rofil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onfidentialité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Fonction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 standard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éer un compt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 auto / cooki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cupérer mdp par m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n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éconnexion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re la cour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nctions chron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atar avanc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r temps sauf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RATH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re la cour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nctions chron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atar avanc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r temps sauf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M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 temps s’affichent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OF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ger avata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déco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photo prof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date de naissanc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pseud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em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r mot de pas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ès restreint visiteur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oyer un messag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 faire avant push</text:p>
          </table:table-cell>
          <table:table-cell office:value-type="string" calcext:value-type="string">
            <text:p>Ajout colonnes dans B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érif mdp et id accès b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if droits accès avatar et owner</text:p>
          </table:table-cell>
          <table:table-cell table:number-columns-repeated="3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6:42:35.643383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9:49:54.881900642</meta:creation-date>
    <dc:date>2021-03-12T22:32:04.680485987</dc:date>
    <meta:editing-duration>P4DT12H56M29S</meta:editing-duration>
    <meta:editing-cycles>11</meta:editing-cycles>
    <meta:generator>LibreOffice/6.4.6.2$Linux_X86_64 LibreOffice_project/40$Build-2</meta:generator>
    <meta:document-statistic meta:table-count="3" meta:cell-count="124" meta:object-count="0"/>
  </office:meta>
</office:document-meta>
</file>